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1a4c" officeooo:paragraph-rsid="000b1a4c"/>
    </style:style>
    <style:style style:name="P2" style:family="paragraph" style:parent-style-name="Standard">
      <style:text-properties officeooo:rsid="000c70a9" officeooo:paragraph-rsid="000c70a9"/>
    </style:style>
    <style:style style:name="T1" style:family="text">
      <style:text-properties officeooo:rsid="000c7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ègle de gestion :</text:p>
      <text:p text:style-name="P1"/>
      <text:p text:style-name="P1">- Une espèce végétale peux être l’espèce <text:s/>de plusieurs végétaux</text:p>
      <text:p text:style-name="P1">- Un végétal n'appartient qu'a une seule espèces</text:p>
      <text:p text:style-name="P1">- Une zone contient plusieurs végétaux, ou n'en contient pas.</text:p>
      <text:p text:style-name="P1"/>
      <text:p text:style-name="P1">- Une zone <text:span text:style-name="T1">historise plusieurs données</text:span></text:p>
      <text:p text:style-name="P1">- <text:span text:style-name="T1">Une zone attend plusieurs données</text:span></text:p>
      <text:p text:style-name="P2">- Une donnée attendu appartient à une zone</text:p>
      <text:p text:style-name="P2">- Une donnée historiser appartient à une zone</text:p>
      <text:p text:style-name="P2"/>
      <text:p text:style-name="P1">- Une alerte concerne une unique zone</text:p>
      <text:p text:style-name="P1">- Une zone peux avoir plusieurs alertes, à des dates différentes</text:p>
      <text:p text:style-name="P1">- Une alerte ne concerne qu'un seul type d'alerte.</text:p>
      <text:p text:style-name="P1">- Un type d'alerte peut concerner plusieurs alerte.</text:p>
      <text:p text:style-name="P1">- Une alerte envoie un message à potentiellement plusieurs personnes responsables , toute différentes</text:p>
      <text:p text:style-name="P1">- Une personne responsable peux recevoir plusieurs alertes.</text:p>
      <text:p text:style-name="P1"/>
      <text:p text:style-name="P1">- Une donnée de capteur attendu appartient à un seul capteur à une date donnée</text:p>
      <text:p text:style-name="P1">- Une donnée de capteur reçu appartient à un seul capteur à une date donnée</text:p>
      <text:p text:style-name="P1">- Un capteur peux concerner plusieurs donnée reçu et attend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émy Gros</meta:initial-creator>
    <meta:creation-date>2017-04-08T01:46:50.423000000</meta:creation-date>
    <dc:date>2017-04-08T02:01:43.120000000</dc:date>
    <dc:creator>Jérémy Gros</dc:creator>
    <meta:editing-duration>PT14M52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7" meta:word-count="157" meta:character-count="926" meta:non-whitespace-character-count="785"/>
  </office:meta>
</office:document-meta>
</file>